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D0000006404FDB122FAAA28E4C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withoutfill">
      <style:graphic-properties draw:stroke="dash" draw:stroke-dash="Dash_20__28_Rounded_29_" svg:stroke-width="0.081cm" svg:stroke-color="#000000" draw:marker-start-width="0.321cm" draw:marker-end="Arrowheads_20_1" draw:marker-end-width="0.421cm" svg:stroke-linecap="round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cm" svg:height="16cm" svg:x="0.001cm" svg:y="0cm">
          <draw:image xlink:href="Pictures/10000001000007D0000006404FDB122FAAA28E4C.png" xlink:type="simple" xlink:show="embed" xlink:actuate="onLoad" draw:mime-type="image/png">
            <text:p/>
          </draw:image>
        </draw:frame>
        <draw:frame draw:style-name="gr2" draw:text-style-name="P1" draw:layer="layout" svg:width="1.425cm" svg:height="0.878cm" svg:x="12.3cm" svg:y="14.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1" draw:layer="layout" svg:width="1.51cm" svg:height="0.878cm" svg:x="15.875cm" svg:y="14.32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3" draw:text-style-name="P2" draw:layer="layout" svg:x1="13.8cm" svg:y1="16cm" svg:x2="13.8cm" svg:y2="13.3cm">
          <text:p/>
        </draw:line>
        <draw:line draw:style-name="gr3" draw:text-style-name="P2" draw:layer="layout" svg:x1="17.3cm" svg:y1="16cm" svg:x2="17.3cm" svg:y2="11.1cm">
          <text:p/>
        </draw:line>
        <draw:line draw:style-name="gr3" draw:text-style-name="P2" draw:layer="layout" svg:x1="7.9cm" svg:y1="15.9cm" svg:x2="7.9cm" svg:y2="9.1cm">
          <text:p/>
        </draw:line>
        <draw:frame draw:style-name="gr2" draw:text-style-name="P1" draw:layer="layout" svg:width="1.662cm" svg:height="0.878cm" svg:x="6.1cm" svg:y="10.12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stroke-dash draw:name="Dash" draw:style="rect" draw:dots1="1" draw:dots1-length="300%" draw:distance="100%"/>
    <draw:stroke-dash draw:name="Dash_20__28_Rounded_29_" draw:display-name="Dash (Rounded)" draw:style="round" draw:dots1="1" draw:dots1-length="201%" draw:distance="199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11-27T21:38:29.398924379</dc:date>
    <meta:editing-duration>PT8M16S</meta:editing-duration>
    <meta:editing-cycles>1</meta:editing-cycles>
    <meta:document-statistic meta:object-count="7"/>
    <meta:generator>LibreOffice/7.3.4.2$Linux_X86_64 LibreOffice_project/30$Build-2</meta:generator>
  </office:meta>
</office:document-meta>
</file>

<file path=Object 1/content.xml><?xml version="1.0" encoding="utf-8"?>
<math xmlns="http://www.w3.org/1998/Math/MathML" display="block">
  <semantics>
    <mstyle mathsize="20pt">
      <msub>
        <mi>U</mi>
        <mi mathvariant="italic">min</mi>
      </msub>
    </mstyle>
    <annotation encoding="StarMath 5.0">size 20 U_{ min }</annotation>
  </semantics>
</math>
</file>

<file path=Object 2/content.xml><?xml version="1.0" encoding="utf-8"?>
<math xmlns="http://www.w3.org/1998/Math/MathML" display="block">
  <semantics>
    <mstyle mathsize="20pt">
      <msub>
        <mi>U</mi>
        <mi mathvariant="italic">max</mi>
      </msub>
    </mstyle>
    <annotation encoding="StarMath 5.0">size 20 U_{ max }</annotation>
  </semantics>
</math>
</file>

<file path=Object 3/content.xml><?xml version="1.0" encoding="utf-8"?>
<math xmlns="http://www.w3.org/1998/Math/MathML" display="block">
  <semantics>
    <mstyle mathsize="20pt">
      <msub>
        <mi>U</mi>
        <mi mathvariant="italic">проб</mi>
      </msub>
    </mstyle>
    <annotation encoding="StarMath 5.0">size 20 U_{ проб }</annotation>
  </semantics>
</math>
</file>